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tajcie!</text:p>
      <text:p text:style-name="P1"/>
      <text:p text:style-name="P1">Na samym wstępie chciałbym serdecznie przeprosić wszystkich, którzy czekali na pojawienie się pierwszego numeru naszego nowego czasopisma. Zdajemy sobie sprawę, iż Wasza cierpliwość była wystawiona na potężną próbę, jednak z różnych powodów (tak, wśród nich było również lenistwo) nie zdołaliśmy wydać tego numeru wcześniej. Koniec końców większość spraw w redakcji się dotarła i połączone siły „Brohoofa” i „MANEzette” z dumą prezentują pierwszy numer „Equestria Times”. </text:p>
      <text:p text:style-name="P1"/>
      <text:p text:style-name="P1">Co w nim znajdziecie? Naturalnie sporą dawkę tematyki związanej z fanfikcją, artykuły z i spoza fandomu, przegląd muzyczny, listy od członków fandomu oraz, naturalnie, relację z Crystal Fair, jak również z My Little Konwent.</text:p>
      <text:p text:style-name="P1"/>
      <text:p text:style-name="P1">Mamy nadzieję, iż wybaczycie nam ten długi okres przestoju i będziecie razem z nami podczas wydawania kolejnych numerów. Tymczasem oddaję głos Matyasowi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4-10-30T20:11:02.725000000</dc:date>
    <meta:editing-duration>PT4M4S</meta:editing-duration>
    <meta:document-statistic meta:table-count="0" meta:image-count="0" meta:object-count="0" meta:page-count="1" meta:paragraph-count="4" meta:word-count="122" meta:character-count="860" meta:non-whitespace-character-count="741"/>
  </office:meta>
</office:document-meta>
</file>